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Choice of Robots</text:p>
          </table:table-cell>
          <table:table-cell table:style-name="Default" office:value-type="string" calcext:value-type="string">
            <text:p>Perm Plan</text:p>
          </table:table-cell>
          <table:table-cell table:style-name="Default" office:value-type="string" calcext:value-type="string">
            <text:p>Total Possible Plan</text:p>
          </table:table-cell>
          <table:table-cell table:style-name="Default" office:value-type="string" calcext:value-type="string">
            <text:p><text:s/>#states</text:p>
          </table:table-cell>
          <table:table-cell table:style-name="Default" office:value-type="string" calcext:value-type="string">
            <text:p>#edges</text:p>
          </table:table-cell>
        </table:table-row>
        <table:table-row table:style-name="ro1">
          <table:table-cell office:value-type="string" calcext:value-type="string">
            <text:p>6 tasks</text:p>
          </table:table-cell>
          <table:table-cell office:value-type="float" office:value="27" calcext:value-type="float">
            <text:p>2.70E+01</text:p>
          </table:table-cell>
          <table:table-cell office:value-type="float" office:value="162" calcext:value-type="float">
            <text:p>1.62E+02</text:p>
          </table:table-cell>
          <table:table-cell table:formula="of:=[.B2]*[.C2]" office:value-type="float" office:value="4374" calcext:value-type="float">
            <text:p>4.37E+03</text:p>
          </table:table-cell>
          <table:table-cell office:value-type="float" office:value="125" calcext:value-type="float">
            <text:p>1.25E+02</text:p>
          </table:table-cell>
          <table:table-cell office:value-type="float" office:value="450" calcext:value-type="float">
            <text:p>4.50E+02</text:p>
          </table:table-cell>
        </table:table-row>
        <table:table-row table:style-name="ro1">
          <table:table-cell office:value-type="string" calcext:value-type="string">
            <text:p>10 tasks</text:p>
          </table:table-cell>
          <table:table-cell office:value-type="float" office:value="243" calcext:value-type="float">
            <text:p>2.43E+02</text:p>
          </table:table-cell>
          <table:table-cell office:value-type="float" office:value="375000" calcext:value-type="float">
            <text:p>3.75E+05</text:p>
          </table:table-cell>
          <table:table-cell table:formula="of:=[.B3]*[.C3]" office:value-type="float" office:value="91125000" calcext:value-type="float">
            <text:p>9.11E+07</text:p>
          </table:table-cell>
          <table:table-cell office:value-type="float" office:value="3125" calcext:value-type="float">
            <text:p>3.13E+03</text:p>
          </table:table-cell>
          <table:table-cell office:value-type="float" office:value="18750" calcext:value-type="float">
            <text:p>1.88E+04</text:p>
          </table:table-cell>
        </table:table-row>
        <table:table-row table:style-name="ro1">
          <table:table-cell office:value-type="string" calcext:value-type="string">
            <text:p>14 tasks</text:p>
          </table:table-cell>
          <table:table-cell office:value-type="float" office:value="2187" calcext:value-type="float">
            <text:p>2.19E+03</text:p>
          </table:table-cell>
          <table:table-cell office:value-type="float" office:value="4150656720" calcext:value-type="float">
            <text:p>4.15E+09</text:p>
          </table:table-cell>
          <table:table-cell table:formula="of:=[.B4]*[.C4]" office:value-type="float" office:value="9077486246640" calcext:value-type="float">
            <text:p>9.08E+12</text:p>
          </table:table-cell>
          <table:table-cell office:value-type="float" office:value="78125" calcext:value-type="float">
            <text:p>7.81E+04</text:p>
          </table:table-cell>
          <table:table-cell office:value-type="float" office:value="656250" calcext:value-type="float">
            <text:p>6.56E+05</text:p>
          </table:table-cell>
        </table:table-row>
        <table:table-row table:style-name="ro1">
          <table:table-cell office:value-type="string" calcext:value-type="string">
            <text:p>18 tasks</text:p>
          </table:table-cell>
          <table:table-cell office:value-type="float" office:value="19683" calcext:value-type="float">
            <text:p>1.97E+04</text:p>
          </table:table-cell>
          <table:table-cell office:value-type="float" office:value="140587147048320" calcext:value-type="float">
            <text:p>1.41E+14</text:p>
          </table:table-cell>
          <table:table-cell table:formula="of:=[.B5]*[.C5]" office:value-type="float" office:value="2.76717681535208E+018" calcext:value-type="float">
            <text:p>2.77E+18</text:p>
          </table:table-cell>
          <table:table-cell office:value-type="float" office:value="1953125" calcext:value-type="float">
            <text:p>1.95E+06</text:p>
          </table:table-cell>
          <table:table-cell office:value-type="float" office:value="21093750" calcext:value-type="float">
            <text:p>2.11E+07</text:p>
          </table:table-cell>
        </table:table-row>
        <table:table-row table:style-name="ro1">
          <table:table-cell office:value-type="string" calcext:value-type="string">
            <text:p>24 tasks</text:p>
          </table:table-cell>
          <table:table-cell office:value-type="float" office:value="531441" calcext:value-type="float">
            <text:p>5.31E+05</text:p>
          </table:table-cell>
          <table:table-cell office:value-type="float" office:value="4.27082638047534E+021" calcext:value-type="float">
            <text:p>4.27E+21</text:p>
          </table:table-cell>
          <table:table-cell table:formula="of:=[.B6]*[.C6]" office:value-type="float" office:value="2.2696922424662E+027" calcext:value-type="float">
            <text:p>2.27E+27</text:p>
          </table:table-cell>
          <table:table-cell office:value-type="float" office:value="244140625" calcext:value-type="float">
            <text:p>2.44E+08</text:p>
          </table:table-cell>
          <table:table-cell office:value-type="float" office:value="3515625000" calcext:value-type="float">
            <text:p>3.52E+09</text:p>
          </table:table-cell>
        </table:table-row>
        <table:table-row table:style-name="ro1">
          <table:table-cell office:value-type="string" calcext:value-type="string">
            <text:p>32 tasks</text:p>
          </table:table-cell>
          <table:table-cell office:value-type="float" office:value="43046721" calcext:value-type="float">
            <text:p>4.30E+07</text:p>
          </table:table-cell>
          <table:table-cell office:value-type="float" office:value="3.85957350371934E+032" calcext:value-type="float">
            <text:p>3.86E+32</text:p>
          </table:table-cell>
          <table:table-cell table:formula="of:=[.B7]*[.C7]" office:value-type="float" office:value="1.66141983793599E+040" calcext:value-type="float">
            <text:p>1.66E+40</text:p>
          </table:table-cell>
          <table:table-cell office:value-type="float" office:value="152587890625" calcext:value-type="float">
            <text:p>1.53E+11</text:p>
          </table:table-cell>
          <table:table-cell office:value-type="float" office:value="2929687500000" calcext:value-type="float">
            <text:p>2.93E+12</text:p>
          </table:table-cell>
        </table:table-row>
        <table:table-row table:style-name="ro1">
          <table:table-cell office:value-type="string" calcext:value-type="string">
            <text:p>40 tasks</text:p>
          </table:table-cell>
          <table:table-cell office:value-type="float" office:value="3486784401" calcext:value-type="float">
            <text:p>3.49E+09</text:p>
          </table:table-cell>
          <table:table-cell office:value-type="float" office:value="2.55108265612583E+044" calcext:value-type="float">
            <text:p>2.55E+44</text:p>
          </table:table-cell>
          <table:table-cell table:formula="of:=[.B8]*[.C8]" office:value-type="float" office:value="8.89507521104119E+053" calcext:value-type="float">
            <text:p>8.90E+53</text:p>
          </table:table-cell>
          <table:table-cell office:value-type="float" office:value="95367431640625" calcext:value-type="float">
            <text:p>9.54E+13</text:p>
          </table:table-cell>
          <table:table-cell office:value-type="float" office:value="2.288818359375E+015" calcext:value-type="float">
            <text:p>2.29E+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20:50:49.123269775</meta:creation-date>
    <dc:date>2022-03-21T21:17:07.869138003</dc:date>
    <meta:editing-duration>PT17M</meta:editing-duration>
    <meta:editing-cycles>2</meta:editing-cycles>
    <meta:generator>LibreOffice/4.2.8.2$Linux_X86_64 LibreOffice_project/420m0$Build-2</meta:generator>
    <meta:document-statistic meta:table-count="1" meta:cell-count="47" meta:object-count="0"/>
  </office:meta>
</office:document-meta>
</file>